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A300000165C0163B7E84862195.png" manifest:media-type="image/png"/>
  <manifest:file-entry manifest:full-path="Pictures/10000201000000A300000165309D29795F6A77B0.png" manifest:media-type="image/png"/>
  <manifest:file-entry manifest:full-path="Pictures/10000201000000A300000165F2077676F7BF0C8C.png" manifest:media-type="image/png"/>
  <manifest:file-entry manifest:full-path="Pictures/10000201000000A300000165A22C52FCFDD3E473.png" manifest:media-type="image/png"/>
  <manifest:file-entry manifest:full-path="Pictures/10000201000000A30000016554CAD01EC3E9E314.png" manifest:media-type="image/png"/>
  <manifest:file-entry manifest:full-path="Pictures/10000201000000A300000165F59ED48E2448D132.png" manifest:media-type="image/png"/>
  <manifest:file-entry manifest:full-path="Pictures/10000201000000A3000001657B635D2318542EF1.png" manifest:media-type="image/png"/>
  <manifest:file-entry manifest:full-path="Pictures/10000201000000A3000001653623D8F8204CAFA0.png" manifest:media-type="image/png"/>
  <manifest:file-entry manifest:full-path="Pictures/10000201000000A30000016540F0C820C8D7821B.png" manifest:media-type="image/png"/>
  <manifest:file-entry manifest:full-path="Pictures/10000201000000A30000016503E36C546E31CB64.png" manifest:media-type="image/png"/>
  <manifest:file-entry manifest:full-path="Pictures/10000201000000A3000001655E19153AB9B268DC.png" manifest:media-type="image/png"/>
  <manifest:file-entry manifest:full-path="Pictures/10000201000000A3000001651B3C2A58FD388D31.png" manifest:media-type="image/png"/>
  <manifest:file-entry manifest:full-path="Pictures/10000201000000A30000016548979F79D86DD678.png" manifest:media-type="image/png"/>
  <manifest:file-entry manifest:full-path="Pictures/10000201000000A30000016559BBAB7F4DF0CB1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width="0.106cm" draw:marker-start-width="0.358cm" draw:marker-end-width="0.358cm" draw:fill="none" draw:textarea-horizontal-align="justify" draw:textarea-vertical-align="middle" draw:auto-grow-height="false" fo:min-height="12.797cm" fo:min-width="6.578cm" fo:padding-top="0.177cm" fo:padding-bottom="0.177cm" fo:padding-left="0.302cm" fo:padding-right="0.302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 style:family="graphic" style:parent-style-name="standard">
      <style:graphic-properties svg:stroke-width="0.035cm" draw:marker-start-width="0.252cm" draw:marker-end-width="0.252cm" draw:fill="none" draw:textarea-horizontal-align="justify" draw:textarea-vertical-align="middle" draw:auto-grow-height="false" fo:min-height="3.526cm" fo:min-width="2.641cm" fo:padding-top="0.142cm" fo:padding-bottom="0.142cm" fo:padding-left="0.267cm" fo:padding-right="0.267cm"/>
    </style:style>
    <style:style style:name="gr4" style:family="graphic" style:parent-style-name="standard">
      <style:graphic-properties draw:stroke="none" svg:stroke-color="#000000" draw:fill="none" draw:fill-color="#ffffff" draw:textarea-horizontal-align="left" draw:auto-grow-height="true" draw:auto-grow-width="false" fo:min-height="0.966cm" fo:min-width="0cm"/>
    </style:style>
    <style:style style:name="gr5" style:family="graphic" style:parent-style-name="standard">
      <style:graphic-properties draw:textarea-horizontal-align="justify" draw:textarea-vertical-align="middle" draw:auto-grow-height="false" fo:min-height="9.529cm" fo:min-width="0.135cm"/>
    </style:style>
    <style:style style:name="gr6" style:family="graphic" style:parent-style-name="standard">
      <style:graphic-properties svg:stroke-width="0.053cm" draw:marker-start="Arrow" draw:marker-start-width="0.379cm" draw:marker-end="Arrow" draw:marker-end-width="0.379cm" draw:textarea-vertical-align="middle" fo:padding-top="0.151cm" fo:padding-bottom="0.151cm" fo:padding-left="0.276cm" fo:padding-right="0.276cm"/>
    </style:style>
    <style:style style:name="gr7" style:family="graphic" style:parent-style-name="standard">
      <style:graphic-properties draw:stroke="none" svg:stroke-color="#000000" draw:fill="none" draw:fill-color="#ffffff" fo:min-height="0.949cm"/>
    </style:style>
    <style:style style:name="gr8" style:family="graphic" style:parent-style-name="standard">
      <style:graphic-properties draw:stroke="none" svg:stroke-color="#000000" draw:fill="none" draw:fill-color="#ffffff" fo:min-height="0.395cm"/>
    </style:style>
    <style:style style:name="gr9" style:family="graphic" style:parent-style-name="standard">
      <style:graphic-properties draw:stroke="none" svg:stroke-color="#000000" draw:fill="none" draw:fill-color="#ffffff" fo:min-height="0.789cm"/>
    </style:style>
    <style:style style:name="gr10" style:family="graphic" style:parent-style-name="standard">
      <style:graphic-properties svg:stroke-color="#000000" draw:fill-color="#ffff99" draw:textarea-horizontal-align="justify" draw:textarea-vertical-align="middle" draw:auto-grow-height="false" fo:min-height="4.117cm" fo:min-width="2.653cm" fo:wrap-option="no-wrap"/>
    </style:style>
    <style:style style:name="gr11" style:family="graphic" style:parent-style-name="standard">
      <style:graphic-properties svg:stroke-width="0.106cm" draw:marker-start-width="0.358cm" draw:marker-end-width="0.358cm" draw:fill="none" draw:textarea-horizontal-align="justify" draw:textarea-vertical-align="middle" draw:auto-grow-height="false" fo:min-height="12.727cm" fo:min-width="6.508cm" fo:padding-top="0.177cm" fo:padding-bottom="0.177cm" fo:padding-left="0.302cm" fo:padding-right="0.302cm"/>
    </style:style>
    <style:style style:name="gr12" style:family="graphic" style:parent-style-name="standard">
      <style:graphic-properties svg:stroke-width="0.212cm" svg:stroke-color="#ff3333" draw:marker-start="Arrow" draw:marker-start-width="0.618cm" draw:marker-end="Arrow" draw:marker-end-width="0.618cm" draw:textarea-vertical-align="middle" fo:padding-top="0.231cm" fo:padding-bottom="0.231cm" fo:padding-left="0.356cm" fo:padding-right="0.356cm"/>
    </style:style>
    <style:style style:name="gr13" style:family="graphic" style:parent-style-name="standard">
      <style:graphic-properties draw:stroke="none" svg:stroke-color="#000000" draw:fill="none" draw:fill-color="#ffffff" draw:textarea-horizontal-align="left" draw:auto-grow-height="true" draw:auto-grow-width="true" fo:min-height="0.556cm" fo:min-width="3.401cm"/>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style:paragraph-properties fo:text-align="center"/>
    </style:style>
    <style:style style:name="P4" style:family="paragraph">
      <loext:graphic-properties draw:fill="none" draw:fill-color="#ffffff"/>
      <style:text-properties fo:font-size="12pt" fo:font-weight="bold" style:font-size-asian="10pt" style:font-size-complex="10pt"/>
    </style:style>
    <style:style style:name="P5" style:family="paragraph">
      <loext:graphic-properties draw:fill="none" draw:fill-color="#ffffff"/>
      <style:text-properties fo:font-size="10pt" style:font-size-asian="10pt" style:font-size-complex="10pt"/>
    </style:style>
    <style:style style:name="P6" style:family="paragraph">
      <loext:graphic-properties draw:fill-color="#ffff99"/>
      <style:paragraph-properties fo:text-align="center"/>
      <style:text-properties fo:font-size="14pt" style:font-size-asian="14pt" style:font-size-complex="14pt"/>
    </style:style>
    <style:style style:name="P7" style:family="paragraph">
      <loext:graphic-properties draw:fill="none" draw:fill-color="#ffffff"/>
      <style:text-properties fo:color="#ff3333" fo:font-size="14pt" fo:font-weight="bold" style:font-size-asian="14pt" style:font-weight-asian="bold" style:font-size-complex="14pt" style:font-weight-complex="bold"/>
    </style:style>
    <style:style style:name="T1" style:family="text">
      <style:text-properties fo:font-size="12pt" fo:font-weight="bold" style:font-size-asian="10pt" style:font-size-complex="10pt"/>
    </style:style>
    <style:style style:name="T2" style:family="text">
      <style:text-properties fo:font-size="10pt" style:font-size-asian="10pt" style:font-size-complex="10pt"/>
    </style:style>
    <style:style style:name="T3" style:family="text">
      <style:text-properties fo:font-size="14pt" style:font-size-asian="14pt" style:font-size-complex="14pt"/>
    </style:style>
    <style:style style:name="T4" style:family="text">
      <style:text-properties fo:color="#ff3333"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112cm" svg:height="13.081cm" svg:x="0.681cm" svg:y="4.302cm">
          <text:p/>
          <draw:enhanced-geometry svg:viewBox="0 0 21600 21600" draw:type="rectangle" draw:enhanced-path="M 0 0 L 21600 0 21600 21600 0 21600 0 0 Z N"/>
        </draw:custom-shape>
        <draw:g>
          <draw:frame draw:style-name="gr2" draw:text-style-name="P1" draw:layer="layout" svg:width="0.784cm" svg:height="1.718cm" draw:transform="rotate (-3.14159265358979) translate (3.624cm 6.961cm)">
            <draw:image xlink:href="Pictures/10000201000000A3000001655E19153AB9B268DC.png" xlink:type="simple" xlink:show="embed" xlink:actuate="onLoad">
              <text:p/>
            </draw:image>
          </draw:frame>
          <draw:frame draw:style-name="gr2" draw:text-style-name="P1" draw:layer="layout" svg:width="0.784cm" svg:height="1.718cm" draw:transform="rotate (-3.14159265358979) translate (2.227cm 8.198cm)">
            <draw:image xlink:href="Pictures/10000201000000A30000016503E36C546E31CB64.png" xlink:type="simple" xlink:show="embed" xlink:actuate="onLoad">
              <text:p/>
            </draw:image>
          </draw:frame>
          <draw:frame draw:style-name="gr2" draw:text-style-name="P1" draw:layer="layout" svg:width="0.784cm" svg:height="1.718cm" draw:transform="rotate (-3.14159265358979) translate (2.989cm 7.663cm)">
            <draw:image xlink:href="Pictures/10000201000000A3000001653623D8F8204CAFA0.png" xlink:type="simple" xlink:show="embed" xlink:actuate="onLoad">
              <text:p/>
            </draw:image>
          </draw:frame>
          <draw:custom-shape draw:style-name="gr3" draw:text-style-name="P1" draw:layer="layout" svg:width="3.175cm" svg:height="3.81cm" svg:x="0.935cm" svg:y="4.429cm">
            <text:p/>
            <draw:enhanced-geometry svg:viewBox="0 0 21600 21600" draw:type="rectangle" draw:enhanced-path="M 0 0 L 21600 0 21600 21600 0 21600 0 0 Z N"/>
          </draw:custom-shape>
          <draw:frame draw:style-name="gr4" draw:text-style-name="P2" draw:layer="layout" svg:width="2.966cm" svg:height="1.216cm" svg:x="1.144cm" svg:y="4.394cm">
            <draw:text-box>
              <text:p>Tenant A</text:p>
            </draw:text-box>
          </draw:frame>
        </draw:g>
        <draw:g>
          <draw:frame draw:style-name="gr2" draw:text-style-name="P1" draw:layer="layout" svg:width="0.784cm" svg:height="1.718cm" draw:transform="rotate (-3.14159265358979) translate (3.497cm 11.325cm)">
            <draw:image xlink:href="Pictures/10000201000000A30000016554CAD01EC3E9E314.png" xlink:type="simple" xlink:show="embed" xlink:actuate="onLoad">
              <text:p/>
            </draw:image>
          </draw:frame>
          <draw:frame draw:style-name="gr2" draw:text-style-name="P1" draw:layer="layout" svg:width="0.784cm" svg:height="1.718cm" draw:transform="rotate (-3.14159265358979) translate (2.1cm 12.562cm)">
            <draw:image xlink:href="Pictures/10000201000000A30000016548979F79D86DD678.png" xlink:type="simple" xlink:show="embed" xlink:actuate="onLoad">
              <text:p/>
            </draw:image>
          </draw:frame>
          <draw:frame draw:style-name="gr2" draw:text-style-name="P1" draw:layer="layout" svg:width="0.784cm" svg:height="1.718cm" draw:transform="rotate (-3.14159265358979) translate (2.862cm 12.027cm)">
            <draw:image xlink:href="Pictures/10000201000000A30000016540F0C820C8D7821B.png" xlink:type="simple" xlink:show="embed" xlink:actuate="onLoad">
              <text:p/>
            </draw:image>
          </draw:frame>
          <draw:custom-shape draw:style-name="gr3" draw:text-style-name="P1" draw:layer="layout" svg:width="3.175cm" svg:height="3.81cm" svg:x="0.808cm" svg:y="8.793cm">
            <text:p/>
            <draw:enhanced-geometry svg:viewBox="0 0 21600 21600" draw:type="rectangle" draw:enhanced-path="M 0 0 L 21600 0 21600 21600 0 21600 0 0 Z N"/>
          </draw:custom-shape>
          <draw:frame draw:style-name="gr4" draw:text-style-name="P2" draw:layer="layout" svg:width="2.966cm" svg:height="1.216cm" svg:x="1.017cm" svg:y="8.758cm">
            <draw:text-box>
              <text:p>TenantB</text:p>
            </draw:text-box>
          </draw:frame>
        </draw:g>
        <draw:g>
          <draw:frame draw:style-name="gr2" draw:text-style-name="P1" draw:layer="layout" svg:width="0.784cm" svg:height="1.718cm" draw:transform="rotate (-3.14159265358979) translate (3.497cm 15.759cm)">
            <draw:image xlink:href="Pictures/10000201000000A3000001651B3C2A58FD388D31.png" xlink:type="simple" xlink:show="embed" xlink:actuate="onLoad">
              <text:p/>
            </draw:image>
          </draw:frame>
          <draw:frame draw:style-name="gr2" draw:text-style-name="P1" draw:layer="layout" svg:width="0.784cm" svg:height="1.718cm" draw:transform="rotate (-3.14159265358979) translate (2.1cm 16.996cm)">
            <draw:image xlink:href="Pictures/10000201000000A300000165F59ED48E2448D132.png" xlink:type="simple" xlink:show="embed" xlink:actuate="onLoad">
              <text:p/>
            </draw:image>
          </draw:frame>
          <draw:frame draw:style-name="gr2" draw:text-style-name="P1" draw:layer="layout" svg:width="0.784cm" svg:height="1.718cm" draw:transform="rotate (-3.14159265358979) translate (2.862cm 16.461cm)">
            <draw:image xlink:href="Pictures/10000201000000A30000016559BBAB7F4DF0CB12.png" xlink:type="simple" xlink:show="embed" xlink:actuate="onLoad">
              <text:p/>
            </draw:image>
          </draw:frame>
          <draw:custom-shape draw:style-name="gr3" draw:text-style-name="P1" draw:layer="layout" svg:width="3.175cm" svg:height="3.81cm" svg:x="0.808cm" svg:y="13.227cm">
            <text:p/>
            <draw:enhanced-geometry svg:viewBox="0 0 21600 21600" draw:type="rectangle" draw:enhanced-path="M 0 0 L 21600 0 21600 21600 0 21600 0 0 Z N"/>
          </draw:custom-shape>
          <draw:frame draw:style-name="gr4" draw:text-style-name="P2" draw:layer="layout" svg:width="2.966cm" svg:height="1.216cm" svg:x="1.017cm" svg:y="13.192cm">
            <draw:text-box>
              <text:p>TenantC</text:p>
            </draw:text-box>
          </draw:frame>
        </draw:g>
        <draw:custom-shape draw:style-name="gr5" draw:text-style-name="P3" draw:layer="layout" svg:width="0.635cm" svg:height="9.779cm" svg:x="6.996cm" svg:y="5.607cm">
          <text:p text:style-name="P3">S</text:p>
          <text:p text:style-name="P3">W</text:p>
          <text:p text:style-name="P3">I</text:p>
          <text:p text:style-name="P3">T</text:p>
          <text:p text:style-name="P3">C</text:p>
          <text:p text:style-name="P3">H</text:p>
          <draw:enhanced-geometry svg:viewBox="0 0 21600 21600" draw:type="rectangle" draw:enhanced-path="M 0 0 L 21600 0 21600 21600 0 21600 0 0 Z N"/>
        </draw:custom-shape>
        <draw:custom-shape draw:style-name="gr1" draw:text-style-name="P1" draw:layer="layout" svg:width="7.112cm" svg:height="13.081cm" svg:x="12.781cm" svg:y="4.302cm">
          <text:p/>
          <draw:enhanced-geometry svg:viewBox="0 0 21600 21600" draw:type="rectangle" draw:enhanced-path="M 0 0 L 21600 0 21600 21600 0 21600 0 0 Z N"/>
        </draw:custom-shape>
        <draw:g>
          <draw:frame draw:style-name="gr2" draw:text-style-name="P1" draw:layer="layout" svg:width="0.784cm" svg:height="1.718cm" draw:transform="rotate (-3.14159265358979) translate (19.31cm 7.123cm)">
            <draw:image xlink:href="Pictures/10000201000000A3000001657B635D2318542EF1.png" xlink:type="simple" xlink:show="embed" xlink:actuate="onLoad">
              <text:p/>
            </draw:image>
          </draw:frame>
          <draw:frame draw:style-name="gr2" draw:text-style-name="P1" draw:layer="layout" svg:width="0.784cm" svg:height="1.718cm" draw:transform="rotate (-3.14159265358979) translate (17.913cm 8.36cm)">
            <draw:image xlink:href="Pictures/10000201000000A300000165A22C52FCFDD3E473.png" xlink:type="simple" xlink:show="embed" xlink:actuate="onLoad">
              <text:p/>
            </draw:image>
          </draw:frame>
          <draw:frame draw:style-name="gr2" draw:text-style-name="P1" draw:layer="layout" svg:width="0.784cm" svg:height="1.718cm" draw:transform="rotate (-3.14159265358979) translate (18.675cm 7.825cm)">
            <draw:image xlink:href="Pictures/10000201000000A300000165F2077676F7BF0C8C.png" xlink:type="simple" xlink:show="embed" xlink:actuate="onLoad">
              <text:p/>
            </draw:image>
          </draw:frame>
          <draw:custom-shape draw:style-name="gr3" draw:text-style-name="P1" draw:layer="layout" svg:width="3.175cm" svg:height="3.81cm" svg:x="16.621cm" svg:y="4.591cm">
            <text:p/>
            <draw:enhanced-geometry svg:viewBox="0 0 21600 21600" draw:type="rectangle" draw:enhanced-path="M 0 0 L 21600 0 21600 21600 0 21600 0 0 Z N"/>
          </draw:custom-shape>
          <draw:frame draw:style-name="gr4" draw:text-style-name="P2" draw:layer="layout" svg:width="2.966cm" svg:height="1.216cm" svg:x="16.83cm" svg:y="4.556cm">
            <draw:text-box>
              <text:p>Tenant A</text:p>
            </draw:text-box>
          </draw:frame>
        </draw:g>
        <draw:g>
          <draw:frame draw:style-name="gr2" draw:text-style-name="P1" draw:layer="layout" svg:width="0.784cm" svg:height="1.718cm" draw:transform="rotate (-3.14159265358979) translate (19.437cm 11.406cm)">
            <draw:image xlink:href="Pictures/10000201000000A300000165F2077676F7BF0C8C.png" xlink:type="simple" xlink:show="embed" xlink:actuate="onLoad">
              <text:p/>
            </draw:image>
          </draw:frame>
          <draw:frame draw:style-name="gr2" draw:text-style-name="P1" draw:layer="layout" svg:width="0.784cm" svg:height="1.718cm" draw:transform="rotate (-3.14159265358979) translate (18.04cm 12.643cm)">
            <draw:image xlink:href="Pictures/10000201000000A300000165F2077676F7BF0C8C.png" xlink:type="simple" xlink:show="embed" xlink:actuate="onLoad">
              <text:p/>
            </draw:image>
          </draw:frame>
          <draw:frame draw:style-name="gr2" draw:text-style-name="P1" draw:layer="layout" svg:width="0.784cm" svg:height="1.718cm" draw:transform="rotate (-3.14159265358979) translate (18.802cm 12.108cm)">
            <draw:image xlink:href="Pictures/10000201000000A300000165F2077676F7BF0C8C.png" xlink:type="simple" xlink:show="embed" xlink:actuate="onLoad">
              <text:p/>
            </draw:image>
          </draw:frame>
          <draw:custom-shape draw:style-name="gr3" draw:text-style-name="P1" draw:layer="layout" svg:width="3.175cm" svg:height="3.81cm" svg:x="16.748cm" svg:y="8.874cm">
            <text:p/>
            <draw:enhanced-geometry svg:viewBox="0 0 21600 21600" draw:type="rectangle" draw:enhanced-path="M 0 0 L 21600 0 21600 21600 0 21600 0 0 Z N"/>
          </draw:custom-shape>
          <draw:frame draw:style-name="gr4" draw:text-style-name="P2" draw:layer="layout" svg:width="2.966cm" svg:height="1.216cm" svg:x="16.957cm" svg:y="8.839cm">
            <draw:text-box>
              <text:p>TenantB</text:p>
            </draw:text-box>
          </draw:frame>
        </draw:g>
        <draw:g>
          <draw:frame draw:style-name="gr2" draw:text-style-name="P1" draw:layer="layout" svg:width="0.784cm" svg:height="1.718cm" draw:transform="rotate (-3.14159265358979) translate (19.514cm 15.759cm)">
            <draw:image xlink:href="Pictures/10000201000000A300000165F2077676F7BF0C8C.png" xlink:type="simple" xlink:show="embed" xlink:actuate="onLoad">
              <text:p/>
            </draw:image>
          </draw:frame>
          <draw:frame draw:style-name="gr2" draw:text-style-name="P1" draw:layer="layout" svg:width="0.784cm" svg:height="1.718cm" draw:transform="rotate (-3.14159265358979) translate (18.117cm 16.996cm)">
            <draw:image xlink:href="Pictures/10000201000000A300000165F2077676F7BF0C8C.png" xlink:type="simple" xlink:show="embed" xlink:actuate="onLoad">
              <text:p/>
            </draw:image>
          </draw:frame>
          <draw:frame draw:style-name="gr2" draw:text-style-name="P1" draw:layer="layout" svg:width="0.784cm" svg:height="1.718cm" draw:transform="rotate (-3.14159265358979) translate (18.879cm 16.461cm)">
            <draw:image xlink:href="Pictures/10000201000000A300000165F2077676F7BF0C8C.png" xlink:type="simple" xlink:show="embed" xlink:actuate="onLoad">
              <text:p/>
            </draw:image>
          </draw:frame>
          <draw:custom-shape draw:style-name="gr3" draw:text-style-name="P1" draw:layer="layout" svg:width="3.175cm" svg:height="3.81cm" svg:x="16.825cm" svg:y="13.227cm">
            <text:p/>
            <draw:enhanced-geometry svg:viewBox="0 0 21600 21600" draw:type="rectangle" draw:enhanced-path="M 0 0 L 21600 0 21600 21600 0 21600 0 0 Z N"/>
          </draw:custom-shape>
          <draw:frame draw:style-name="gr4" draw:text-style-name="P2" draw:layer="layout" svg:width="2.966cm" svg:height="1.216cm" svg:x="17.034cm" svg:y="13.192cm">
            <draw:text-box>
              <text:p>TenantC</text:p>
            </draw:text-box>
          </draw:frame>
        </draw:g>
        <draw:custom-shape draw:style-name="gr5" draw:text-style-name="P3" draw:layer="layout" svg:width="0.635cm" svg:height="9.779cm" svg:x="12.819cm" svg:y="5.626cm">
          <text:p text:style-name="P3">S</text:p>
          <text:p text:style-name="P3">W</text:p>
          <text:p text:style-name="P3">I</text:p>
          <text:p text:style-name="P3">T</text:p>
          <text:p text:style-name="P3">C</text:p>
          <text:p text:style-name="P3">H</text:p>
          <draw:enhanced-geometry svg:viewBox="0 0 21600 21600" draw:type="rectangle" draw:enhanced-path="M 0 0 L 21600 0 21600 21600 0 21600 0 0 Z N"/>
        </draw:custom-shape>
        <draw:line draw:style-name="gr6" draw:text-style-name="P3" draw:layer="layout" svg:x1="3.032cm" svg:y1="7.223cm" svg:x2="7.096cm" svg:y2="7.223cm">
          <text:p/>
        </draw:line>
        <draw:line draw:style-name="gr6" draw:text-style-name="P3" draw:layer="layout" svg:x1="3.032cm" svg:y1="11.323cm" svg:x2="7.096cm" svg:y2="11.323cm">
          <text:p/>
        </draw:line>
        <draw:line draw:style-name="gr6" draw:text-style-name="P3" draw:layer="layout" svg:x1="3.032cm" svg:y1="15.023cm" svg:x2="7.096cm" svg:y2="15.023cm">
          <text:p/>
        </draw:line>
        <draw:line draw:style-name="gr6" draw:text-style-name="P3" draw:layer="layout" svg:x1="13.332cm" svg:y1="7.223cm" svg:x2="17.396cm" svg:y2="7.223cm">
          <text:p/>
        </draw:line>
        <draw:frame draw:style-name="gr7" draw:text-style-name="P4" draw:layer="layout" svg:width="2.921cm" svg:height="1.199cm" svg:x="2.778cm" svg:y="17.51cm">
          <draw:text-box>
            <text:p><text:span text:style-name="T1">SERVER</text:span></text:p>
            <text:p><text:span text:style-name="T1">(U.S)</text:span></text:p>
          </draw:text-box>
        </draw:frame>
        <draw:frame draw:style-name="gr8" draw:text-style-name="P5" draw:layer="layout" svg:width="2.413cm" svg:height="0.645cm" svg:x="4.175cm" svg:y="6.588cm">
          <draw:text-box>
            <text:p><text:span text:style-name="T2">10.1.1.0/24</text:span></text:p>
          </draw:text-box>
        </draw:frame>
        <draw:frame draw:style-name="gr8" draw:text-style-name="P5" draw:layer="layout" svg:width="2.413cm" svg:height="0.645cm" svg:x="13.954cm" svg:y="6.578cm">
          <draw:text-box>
            <text:p><text:span text:style-name="T2">10.1.1.0/24</text:span></text:p>
          </draw:text-box>
        </draw:frame>
        <draw:line draw:style-name="gr6" draw:text-style-name="P3" draw:layer="layout" svg:x1="13.432cm" svg:y1="11.323cm" svg:x2="17.496cm" svg:y2="11.323cm">
          <text:p/>
        </draw:line>
        <draw:line draw:style-name="gr6" draw:text-style-name="P3" draw:layer="layout" svg:x1="13.332cm" svg:y1="15.323cm" svg:x2="17.396cm" svg:y2="15.323cm">
          <text:p/>
        </draw:line>
        <draw:frame draw:style-name="gr9" draw:text-style-name="P5" draw:layer="layout" svg:width="2.921cm" svg:height="1.039cm" svg:x="3.979cm" svg:y="10.632cm">
          <draw:text-box>
            <text:p><text:span text:style-name="T2">172.16.1.0/24</text:span></text:p>
          </draw:text-box>
        </draw:frame>
        <draw:frame draw:style-name="gr9" draw:text-style-name="P5" draw:layer="layout" svg:width="2.921cm" svg:height="1.039cm" svg:x="13.979cm" svg:y="10.632cm">
          <draw:text-box>
            <text:p><text:span text:style-name="T2">172.16.1.0/24</text:span></text:p>
          </draw:text-box>
        </draw:frame>
        <draw:frame draw:style-name="gr9" draw:text-style-name="P5" draw:layer="layout" svg:width="2.921cm" svg:height="1.039cm" svg:x="4.079cm" svg:y="14.332cm">
          <draw:text-box>
            <text:p><text:span text:style-name="T2">10.2.1.0/24</text:span></text:p>
          </draw:text-box>
        </draw:frame>
        <draw:frame draw:style-name="gr9" draw:text-style-name="P5" draw:layer="layout" svg:width="2.921cm" svg:height="1.039cm" svg:x="13.979cm" svg:y="14.632cm">
          <draw:text-box>
            <text:p><text:span text:style-name="T2">10.2.1.0/24</text:span></text:p>
          </draw:text-box>
        </draw:frame>
        <draw:frame draw:style-name="gr7" draw:text-style-name="P4" draw:layer="layout" svg:width="2.921cm" svg:height="1.199cm" svg:x="14.579cm" svg:y="17.511cm">
          <draw:text-box>
            <text:p><text:span text:style-name="T1">SERVER</text:span></text:p>
            <text:p><text:span text:style-name="T1">(INDIA)</text:span></text:p>
          </draw:text-box>
        </draw:frame>
        <draw:custom-shape draw:style-name="gr10" draw:text-style-name="P6" draw:layer="layout" svg:width="4.826cm" svg:height="6.731cm" svg:x="7.858cm" svg:y="7.477cm">
          <text:p text:style-name="P3"><text:span text:style-name="T3">I</text:span><text:span text:style-name="T3">N</text:span><text:span text:style-name="T3">T</text:span><text:span text:style-name="T3">E</text:span><text:span text:style-name="T3">R</text:span><text:span text:style-name="T3">N</text:span><text:span text:style-name="T3">E</text:span><text:span text:style-name="T3">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2" draw:style-name="dp1" draw:master-page-name="Default">
        <draw:custom-shape draw:style-name="gr11" draw:text-style-name="P1" draw:layer="layout" svg:width="7.112cm" svg:height="13.081cm" svg:x="0.681cm" svg:y="4.302cm">
          <text:p/>
          <draw:enhanced-geometry svg:viewBox="0 0 21600 21600" draw:type="rectangle" draw:enhanced-path="M 0 0 L 21600 0 21600 21600 0 21600 0 0 Z N"/>
        </draw:custom-shape>
        <draw:g>
          <draw:frame draw:style-name="gr2" draw:text-style-name="P1" draw:layer="layout" svg:width="0.784cm" svg:height="1.718cm" draw:transform="rotate (-3.14159265358979) translate (3.624cm 6.961cm)">
            <draw:image xlink:href="Pictures/10000201000000A300000165C0163B7E84862195.png" xlink:type="simple" xlink:show="embed" xlink:actuate="onLoad">
              <text:p/>
            </draw:image>
          </draw:frame>
          <draw:frame draw:style-name="gr2" draw:text-style-name="P1" draw:layer="layout" svg:width="0.784cm" svg:height="1.718cm" draw:transform="rotate (-3.14159265358979) translate (2.227cm 8.198cm)">
            <draw:image xlink:href="Pictures/10000201000000A300000165C0163B7E84862195.png" xlink:type="simple" xlink:show="embed" xlink:actuate="onLoad">
              <text:p/>
            </draw:image>
          </draw:frame>
          <draw:frame draw:style-name="gr2" draw:text-style-name="P1" draw:layer="layout" svg:width="0.784cm" svg:height="1.718cm" draw:transform="rotate (-3.14159265358979) translate (2.989cm 7.663cm)">
            <draw:image xlink:href="Pictures/10000201000000A300000165309D29795F6A77B0.png" xlink:type="simple" xlink:show="embed" xlink:actuate="onLoad">
              <text:p/>
            </draw:image>
          </draw:frame>
          <draw:custom-shape draw:style-name="gr3" draw:text-style-name="P1" draw:layer="layout" svg:width="3.175cm" svg:height="3.81cm" svg:x="0.935cm" svg:y="4.429cm">
            <text:p/>
            <draw:enhanced-geometry svg:viewBox="0 0 21600 21600" draw:type="rectangle" draw:enhanced-path="M 0 0 L 21600 0 21600 21600 0 21600 0 0 Z N"/>
          </draw:custom-shape>
          <draw:frame draw:style-name="gr4" draw:text-style-name="P2" draw:layer="layout" svg:width="2.966cm" svg:height="1.216cm" svg:x="1.144cm" svg:y="4.394cm">
            <draw:text-box>
              <text:p>Tenant A</text:p>
            </draw:text-box>
          </draw:frame>
        </draw:g>
        <draw:g>
          <draw:frame draw:style-name="gr2" draw:text-style-name="P1" draw:layer="layout" svg:width="0.784cm" svg:height="1.718cm" draw:transform="rotate (-3.14159265358979) translate (3.497cm 11.325cm)">
            <draw:image xlink:href="Pictures/10000201000000A300000165309D29795F6A77B0.png" xlink:type="simple" xlink:show="embed" xlink:actuate="onLoad">
              <text:p/>
            </draw:image>
          </draw:frame>
          <draw:frame draw:style-name="gr2" draw:text-style-name="P1" draw:layer="layout" svg:width="0.784cm" svg:height="1.718cm" draw:transform="rotate (-3.14159265358979) translate (2.1cm 12.562cm)">
            <draw:image xlink:href="Pictures/10000201000000A300000165309D29795F6A77B0.png" xlink:type="simple" xlink:show="embed" xlink:actuate="onLoad">
              <text:p/>
            </draw:image>
          </draw:frame>
          <draw:frame draw:style-name="gr2" draw:text-style-name="P1" draw:layer="layout" svg:width="0.784cm" svg:height="1.718cm" draw:transform="rotate (-3.14159265358979) translate (2.862cm 12.027cm)">
            <draw:image xlink:href="Pictures/10000201000000A300000165309D29795F6A77B0.png" xlink:type="simple" xlink:show="embed" xlink:actuate="onLoad">
              <text:p/>
            </draw:image>
          </draw:frame>
          <draw:custom-shape draw:style-name="gr3" draw:text-style-name="P1" draw:layer="layout" svg:width="3.175cm" svg:height="3.81cm" svg:x="0.808cm" svg:y="8.793cm">
            <text:p/>
            <draw:enhanced-geometry svg:viewBox="0 0 21600 21600" draw:type="rectangle" draw:enhanced-path="M 0 0 L 21600 0 21600 21600 0 21600 0 0 Z N"/>
          </draw:custom-shape>
          <draw:frame draw:style-name="gr4" draw:text-style-name="P2" draw:layer="layout" svg:width="2.966cm" svg:height="1.216cm" svg:x="1.017cm" svg:y="8.758cm">
            <draw:text-box>
              <text:p>TenantB</text:p>
            </draw:text-box>
          </draw:frame>
        </draw:g>
        <draw:g>
          <draw:frame draw:style-name="gr2" draw:text-style-name="P1" draw:layer="layout" svg:width="0.784cm" svg:height="1.718cm" draw:transform="rotate (-3.14159265358979) translate (3.497cm 15.759cm)">
            <draw:image xlink:href="Pictures/10000201000000A300000165309D29795F6A77B0.png" xlink:type="simple" xlink:show="embed" xlink:actuate="onLoad">
              <text:p/>
            </draw:image>
          </draw:frame>
          <draw:frame draw:style-name="gr2" draw:text-style-name="P1" draw:layer="layout" svg:width="0.784cm" svg:height="1.718cm" draw:transform="rotate (-3.14159265358979) translate (2.1cm 16.996cm)">
            <draw:image xlink:href="Pictures/10000201000000A300000165309D29795F6A77B0.png" xlink:type="simple" xlink:show="embed" xlink:actuate="onLoad">
              <text:p/>
            </draw:image>
          </draw:frame>
          <draw:frame draw:style-name="gr2" draw:text-style-name="P1" draw:layer="layout" svg:width="0.784cm" svg:height="1.718cm" draw:transform="rotate (-3.14159265358979) translate (2.862cm 16.461cm)">
            <draw:image xlink:href="Pictures/10000201000000A300000165309D29795F6A77B0.png" xlink:type="simple" xlink:show="embed" xlink:actuate="onLoad">
              <text:p/>
            </draw:image>
          </draw:frame>
          <draw:custom-shape draw:style-name="gr3" draw:text-style-name="P1" draw:layer="layout" svg:width="3.175cm" svg:height="3.81cm" svg:x="0.808cm" svg:y="13.227cm">
            <text:p/>
            <draw:enhanced-geometry svg:viewBox="0 0 21600 21600" draw:type="rectangle" draw:enhanced-path="M 0 0 L 21600 0 21600 21600 0 21600 0 0 Z N"/>
          </draw:custom-shape>
          <draw:frame draw:style-name="gr4" draw:text-style-name="P2" draw:layer="layout" svg:width="2.966cm" svg:height="1.216cm" svg:x="1.017cm" svg:y="13.192cm">
            <draw:text-box>
              <text:p>TenantC</text:p>
            </draw:text-box>
          </draw:frame>
        </draw:g>
        <draw:custom-shape draw:style-name="gr5" draw:text-style-name="P3" draw:layer="layout" svg:width="0.635cm" svg:height="9.779cm" svg:x="6.996cm" svg:y="5.607cm">
          <text:p text:style-name="P3">S</text:p>
          <text:p text:style-name="P3">W</text:p>
          <text:p text:style-name="P3">I</text:p>
          <text:p text:style-name="P3">T</text:p>
          <text:p text:style-name="P3">C</text:p>
          <text:p text:style-name="P3">H</text:p>
          <draw:enhanced-geometry svg:viewBox="0 0 21600 21600" draw:type="rectangle" draw:enhanced-path="M 0 0 L 21600 0 21600 21600 0 21600 0 0 Z N"/>
        </draw:custom-shape>
        <draw:custom-shape draw:style-name="gr11" draw:text-style-name="P1" draw:layer="layout" svg:width="7.112cm" svg:height="13.081cm" svg:x="12.781cm" svg:y="4.302cm">
          <text:p/>
          <draw:enhanced-geometry svg:viewBox="0 0 21600 21600" draw:type="rectangle" draw:enhanced-path="M 0 0 L 21600 0 21600 21600 0 21600 0 0 Z N"/>
        </draw:custom-shape>
        <draw:g>
          <draw:frame draw:style-name="gr2" draw:text-style-name="P1" draw:layer="layout" svg:width="0.784cm" svg:height="1.718cm" draw:transform="rotate (-3.14159265358979) translate (19.31cm 7.123cm)">
            <draw:image xlink:href="Pictures/10000201000000A300000165309D29795F6A77B0.png" xlink:type="simple" xlink:show="embed" xlink:actuate="onLoad">
              <text:p/>
            </draw:image>
          </draw:frame>
          <draw:frame draw:style-name="gr2" draw:text-style-name="P1" draw:layer="layout" svg:width="0.784cm" svg:height="1.718cm" draw:transform="rotate (-3.14159265358979) translate (17.913cm 8.36cm)">
            <draw:image xlink:href="Pictures/10000201000000A300000165309D29795F6A77B0.png" xlink:type="simple" xlink:show="embed" xlink:actuate="onLoad">
              <text:p/>
            </draw:image>
          </draw:frame>
          <draw:frame draw:style-name="gr2" draw:text-style-name="P1" draw:layer="layout" svg:width="0.784cm" svg:height="1.718cm" draw:transform="rotate (-3.14159265358979) translate (18.675cm 7.825cm)">
            <draw:image xlink:href="Pictures/10000201000000A300000165309D29795F6A77B0.png" xlink:type="simple" xlink:show="embed" xlink:actuate="onLoad">
              <text:p/>
            </draw:image>
          </draw:frame>
          <draw:custom-shape draw:style-name="gr3" draw:text-style-name="P1" draw:layer="layout" svg:width="3.175cm" svg:height="3.81cm" svg:x="16.621cm" svg:y="4.591cm">
            <text:p/>
            <draw:enhanced-geometry svg:viewBox="0 0 21600 21600" draw:type="rectangle" draw:enhanced-path="M 0 0 L 21600 0 21600 21600 0 21600 0 0 Z N"/>
          </draw:custom-shape>
          <draw:frame draw:style-name="gr4" draw:text-style-name="P2" draw:layer="layout" svg:width="2.966cm" svg:height="1.216cm" svg:x="16.83cm" svg:y="4.556cm">
            <draw:text-box>
              <text:p>Tenant A</text:p>
            </draw:text-box>
          </draw:frame>
        </draw:g>
        <draw:g>
          <draw:frame draw:style-name="gr2" draw:text-style-name="P1" draw:layer="layout" svg:width="0.784cm" svg:height="1.718cm" draw:transform="rotate (-3.14159265358979) translate (19.437cm 11.406cm)">
            <draw:image xlink:href="Pictures/10000201000000A300000165309D29795F6A77B0.png" xlink:type="simple" xlink:show="embed" xlink:actuate="onLoad">
              <text:p/>
            </draw:image>
          </draw:frame>
          <draw:frame draw:style-name="gr2" draw:text-style-name="P1" draw:layer="layout" svg:width="0.784cm" svg:height="1.718cm" draw:transform="rotate (-3.14159265358979) translate (18.04cm 12.643cm)">
            <draw:image xlink:href="Pictures/10000201000000A300000165309D29795F6A77B0.png" xlink:type="simple" xlink:show="embed" xlink:actuate="onLoad">
              <text:p/>
            </draw:image>
          </draw:frame>
          <draw:frame draw:style-name="gr2" draw:text-style-name="P1" draw:layer="layout" svg:width="0.784cm" svg:height="1.718cm" draw:transform="rotate (-3.14159265358979) translate (18.802cm 12.108cm)">
            <draw:image xlink:href="Pictures/10000201000000A300000165309D29795F6A77B0.png" xlink:type="simple" xlink:show="embed" xlink:actuate="onLoad">
              <text:p/>
            </draw:image>
          </draw:frame>
          <draw:custom-shape draw:style-name="gr3" draw:text-style-name="P1" draw:layer="layout" svg:width="3.175cm" svg:height="3.81cm" svg:x="16.748cm" svg:y="8.874cm">
            <text:p/>
            <draw:enhanced-geometry svg:viewBox="0 0 21600 21600" draw:type="rectangle" draw:enhanced-path="M 0 0 L 21600 0 21600 21600 0 21600 0 0 Z N"/>
          </draw:custom-shape>
          <draw:frame draw:style-name="gr4" draw:text-style-name="P2" draw:layer="layout" svg:width="2.966cm" svg:height="1.216cm" svg:x="16.957cm" svg:y="8.839cm">
            <draw:text-box>
              <text:p>TenantB</text:p>
            </draw:text-box>
          </draw:frame>
        </draw:g>
        <draw:g>
          <draw:frame draw:style-name="gr2" draw:text-style-name="P1" draw:layer="layout" svg:width="0.784cm" svg:height="1.718cm" draw:transform="rotate (-3.14159265358979) translate (19.514cm 15.759cm)">
            <draw:image xlink:href="Pictures/10000201000000A300000165309D29795F6A77B0.png" xlink:type="simple" xlink:show="embed" xlink:actuate="onLoad">
              <text:p/>
            </draw:image>
          </draw:frame>
          <draw:frame draw:style-name="gr2" draw:text-style-name="P1" draw:layer="layout" svg:width="0.784cm" svg:height="1.718cm" draw:transform="rotate (-3.14159265358979) translate (18.117cm 16.996cm)">
            <draw:image xlink:href="Pictures/10000201000000A300000165309D29795F6A77B0.png" xlink:type="simple" xlink:show="embed" xlink:actuate="onLoad">
              <text:p/>
            </draw:image>
          </draw:frame>
          <draw:frame draw:style-name="gr2" draw:text-style-name="P1" draw:layer="layout" svg:width="0.784cm" svg:height="1.718cm" draw:transform="rotate (-3.14159265358979) translate (18.879cm 16.461cm)">
            <draw:image xlink:href="Pictures/10000201000000A300000165309D29795F6A77B0.png" xlink:type="simple" xlink:show="embed" xlink:actuate="onLoad">
              <text:p/>
            </draw:image>
          </draw:frame>
          <draw:custom-shape draw:style-name="gr3" draw:text-style-name="P1" draw:layer="layout" svg:width="3.175cm" svg:height="3.81cm" svg:x="16.825cm" svg:y="13.227cm">
            <text:p/>
            <draw:enhanced-geometry svg:viewBox="0 0 21600 21600" draw:type="rectangle" draw:enhanced-path="M 0 0 L 21600 0 21600 21600 0 21600 0 0 Z N"/>
          </draw:custom-shape>
          <draw:frame draw:style-name="gr4" draw:text-style-name="P2" draw:layer="layout" svg:width="2.966cm" svg:height="1.216cm" svg:x="17.034cm" svg:y="13.192cm">
            <draw:text-box>
              <text:p>TenantC</text:p>
            </draw:text-box>
          </draw:frame>
        </draw:g>
        <draw:custom-shape draw:style-name="gr5" draw:text-style-name="P3" draw:layer="layout" svg:width="0.635cm" svg:height="9.779cm" svg:x="12.819cm" svg:y="5.626cm">
          <text:p text:style-name="P3">S</text:p>
          <text:p text:style-name="P3">W</text:p>
          <text:p text:style-name="P3">I</text:p>
          <text:p text:style-name="P3">T</text:p>
          <text:p text:style-name="P3">C</text:p>
          <text:p text:style-name="P3">H</text:p>
          <draw:enhanced-geometry svg:viewBox="0 0 21600 21600" draw:type="rectangle" draw:enhanced-path="M 0 0 L 21600 0 21600 21600 0 21600 0 0 Z N"/>
        </draw:custom-shape>
        <draw:line draw:style-name="gr6" draw:text-style-name="P3" draw:layer="layout" svg:x1="3.032cm" svg:y1="7.223cm" svg:x2="7.096cm" svg:y2="7.223cm">
          <text:p/>
        </draw:line>
        <draw:line draw:style-name="gr6" draw:text-style-name="P3" draw:layer="layout" svg:x1="3.032cm" svg:y1="11.323cm" svg:x2="7.096cm" svg:y2="11.323cm">
          <text:p/>
        </draw:line>
        <draw:line draw:style-name="gr6" draw:text-style-name="P3" draw:layer="layout" svg:x1="3.032cm" svg:y1="15.023cm" svg:x2="7.096cm" svg:y2="15.023cm">
          <text:p/>
        </draw:line>
        <draw:line draw:style-name="gr6" draw:text-style-name="P3" draw:layer="layout" svg:x1="13.332cm" svg:y1="7.223cm" svg:x2="17.396cm" svg:y2="7.223cm">
          <text:p/>
        </draw:line>
        <draw:frame draw:style-name="gr7" draw:text-style-name="P4" draw:layer="layout" svg:width="2.921cm" svg:height="1.199cm" svg:x="2.778cm" svg:y="17.51cm">
          <draw:text-box>
            <text:p><text:span text:style-name="T1">SERVER</text:span></text:p>
            <text:p><text:span text:style-name="T1">(U.S)</text:span></text:p>
          </draw:text-box>
        </draw:frame>
        <draw:frame draw:style-name="gr8" draw:text-style-name="P5" draw:layer="layout" svg:width="2.413cm" svg:height="0.645cm" svg:x="4.175cm" svg:y="6.588cm">
          <draw:text-box>
            <text:p><text:span text:style-name="T2">10.1.1.0/24</text:span></text:p>
          </draw:text-box>
        </draw:frame>
        <draw:frame draw:style-name="gr8" draw:text-style-name="P5" draw:layer="layout" svg:width="2.413cm" svg:height="0.645cm" svg:x="13.954cm" svg:y="6.578cm">
          <draw:text-box>
            <text:p><text:span text:style-name="T2">10.1.1.0/24</text:span></text:p>
          </draw:text-box>
        </draw:frame>
        <draw:line draw:style-name="gr6" draw:text-style-name="P3" draw:layer="layout" svg:x1="13.432cm" svg:y1="11.323cm" svg:x2="17.496cm" svg:y2="11.323cm">
          <text:p/>
        </draw:line>
        <draw:line draw:style-name="gr6" draw:text-style-name="P3" draw:layer="layout" svg:x1="13.332cm" svg:y1="15.323cm" svg:x2="17.396cm" svg:y2="15.323cm">
          <text:p/>
        </draw:line>
        <draw:frame draw:style-name="gr9" draw:text-style-name="P5" draw:layer="layout" svg:width="2.921cm" svg:height="1.039cm" svg:x="3.979cm" svg:y="10.632cm">
          <draw:text-box>
            <text:p><text:span text:style-name="T2">172.16.1.0/24</text:span></text:p>
          </draw:text-box>
        </draw:frame>
        <draw:frame draw:style-name="gr9" draw:text-style-name="P5" draw:layer="layout" svg:width="2.921cm" svg:height="1.039cm" svg:x="13.979cm" svg:y="10.632cm">
          <draw:text-box>
            <text:p><text:span text:style-name="T2">172.16.1.0/24</text:span></text:p>
          </draw:text-box>
        </draw:frame>
        <draw:frame draw:style-name="gr9" draw:text-style-name="P5" draw:layer="layout" svg:width="2.921cm" svg:height="1.039cm" svg:x="4.079cm" svg:y="14.332cm">
          <draw:text-box>
            <text:p><text:span text:style-name="T2">10.2.1.0/24</text:span></text:p>
          </draw:text-box>
        </draw:frame>
        <draw:frame draw:style-name="gr9" draw:text-style-name="P5" draw:layer="layout" svg:width="2.921cm" svg:height="1.039cm" svg:x="13.979cm" svg:y="14.632cm">
          <draw:text-box>
            <text:p><text:span text:style-name="T2">10.2.1.0/24</text:span></text:p>
          </draw:text-box>
        </draw:frame>
        <draw:frame draw:style-name="gr7" draw:text-style-name="P4" draw:layer="layout" svg:width="2.921cm" svg:height="1.199cm" svg:x="14.579cm" svg:y="17.511cm">
          <draw:text-box>
            <text:p><text:span text:style-name="T1">SERVER</text:span></text:p>
            <text:p><text:span text:style-name="T1">(INDIA)</text:span></text:p>
          </draw:text-box>
        </draw:frame>
        <draw:custom-shape draw:style-name="gr10" draw:text-style-name="P6" draw:layer="layout" svg:width="4.826cm" svg:height="6.731cm" svg:x="7.858cm" svg:y="7.477cm">
          <text:p text:style-name="P3"><text:span text:style-name="T3">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2" draw:text-style-name="P3" draw:layer="layout" svg:x1="7.604cm" svg:y1="10.017cm" svg:x2="12.938cm" svg:y2="10.025cm">
          <text:p/>
        </draw:line>
        <draw:frame draw:style-name="gr13" draw:text-style-name="P7" draw:layer="layout" svg:width="3.901cm" svg:height="0.806cm" svg:x="8.558cm" svg:y="9.255cm">
          <draw:text-box>
            <text:p><text:span text:style-name="T4">VXLAN </text:span><text:span text:style-name="T4">Tunnel</text:span></text:p>
          </draw:text-box>
        </draw:frame>
        <draw:frame draw:style-name="gr8" draw:text-style-name="P5" draw:layer="layout" svg:width="2.413cm" svg:height="0.645cm" svg:x="3.921cm" svg:y="15.097cm">
          <draw:text-box>
            <text:p><text:span text:style-name="T2">VNI: 300</text:span></text:p>
          </draw:text-box>
        </draw:frame>
        <draw:frame draw:style-name="gr8" draw:text-style-name="P5" draw:layer="layout" svg:width="2.413cm" svg:height="0.645cm" svg:x="4.175cm" svg:y="7.35cm">
          <draw:text-box>
            <text:p><text:span text:style-name="T2">VNI: 100</text:span></text:p>
          </draw:text-box>
        </draw:frame>
        <draw:frame draw:style-name="gr8" draw:text-style-name="P5" draw:layer="layout" svg:width="2.413cm" svg:height="0.645cm" svg:x="14.081cm" svg:y="7.35cm">
          <draw:text-box>
            <text:p><text:span text:style-name="T2">VNI: 100</text:span></text:p>
          </draw:text-box>
        </draw:frame>
        <draw:frame draw:style-name="gr8" draw:text-style-name="P5" draw:layer="layout" svg:width="2.413cm" svg:height="0.645cm" svg:x="4.175cm" svg:y="11.404cm">
          <draw:text-box>
            <text:p><text:span text:style-name="T2">VNI: 200</text:span></text:p>
          </draw:text-box>
        </draw:frame>
        <draw:frame draw:style-name="gr8" draw:text-style-name="P5" draw:layer="layout" svg:width="2.413cm" svg:height="0.645cm" svg:x="14.208cm" svg:y="11.414cm">
          <draw:text-box>
            <text:p><text:span text:style-name="T2">VNI: 200</text:span></text:p>
          </draw:text-box>
        </draw:frame>
        <draw:frame draw:style-name="gr8" draw:text-style-name="P5" draw:layer="layout" svg:width="2.413cm" svg:height="0.645cm" svg:x="13.954cm" svg:y="15.468cm">
          <draw:text-box>
            <text:p><text:span text:style-name="T2">VNI: 300</text:span></text:p>
          </draw:text-box>
        </draw:frame>
      </draw:page>
      <draw:page draw:name="page3" draw:style-name="dp1" draw:master-page-name="Default">
        <draw:custom-shape draw:style-name="gr11" draw:text-style-name="P1" draw:layer="layout" svg:width="7.112cm" svg:height="13.081cm" svg:x="0.681cm" svg:y="4.302cm">
          <text:p/>
          <draw:enhanced-geometry svg:viewBox="0 0 21600 21600" draw:type="rectangle" draw:enhanced-path="M 0 0 L 21600 0 21600 21600 0 21600 0 0 Z N"/>
        </draw:custom-shape>
        <draw:frame draw:style-name="gr2" draw:text-style-name="P1" draw:layer="layout" svg:width="0.784cm" svg:height="1.718cm" draw:transform="rotate (-3.14159265358979) translate (3.413cm 8.112cm)">
          <draw:image xlink:href="Pictures/10000201000000A3000001655E19153AB9B268DC.png" xlink:type="simple" xlink:show="embed" xlink:actuate="onLoad">
            <text:p/>
          </draw:image>
        </draw:frame>
        <draw:frame draw:style-name="gr2" draw:text-style-name="P1" draw:layer="layout" svg:width="0.784cm" svg:height="1.718cm" draw:transform="rotate (-3.14159265358979) translate (3.435cm 10.906cm)">
          <draw:image xlink:href="Pictures/10000201000000A30000016503E36C546E31CB64.png" xlink:type="simple" xlink:show="embed" xlink:actuate="onLoad">
            <text:p/>
          </draw:image>
        </draw:frame>
        <draw:frame draw:style-name="gr2" draw:text-style-name="P1" draw:layer="layout" svg:width="0.784cm" svg:height="1.718cm" draw:transform="rotate (-3.14159265358979) translate (3.435cm 14.275cm)">
          <draw:image xlink:href="Pictures/10000201000000A3000001653623D8F8204CAFA0.png" xlink:type="simple" xlink:show="embed" xlink:actuate="onLoad">
            <text:p/>
          </draw:image>
        </draw:frame>
        <draw:custom-shape draw:style-name="gr5" draw:text-style-name="P3" draw:layer="layout" svg:width="0.635cm" svg:height="9.779cm" svg:x="6.996cm" svg:y="5.607cm">
          <text:p text:style-name="P3">S</text:p>
          <text:p text:style-name="P3">W</text:p>
          <text:p text:style-name="P3">I</text:p>
          <text:p text:style-name="P3">T</text:p>
          <text:p text:style-name="P3">C</text:p>
          <text:p text:style-name="P3">H</text:p>
          <draw:enhanced-geometry svg:viewBox="0 0 21600 21600" draw:type="rectangle" draw:enhanced-path="M 0 0 L 21600 0 21600 21600 0 21600 0 0 Z N"/>
        </draw:custom-shape>
        <draw:custom-shape draw:style-name="gr11" draw:text-style-name="P1" draw:layer="layout" svg:width="7.112cm" svg:height="13.081cm" svg:x="12.781cm" svg:y="4.302cm">
          <text:p/>
          <draw:enhanced-geometry svg:viewBox="0 0 21600 21600" draw:type="rectangle" draw:enhanced-path="M 0 0 L 21600 0 21600 21600 0 21600 0 0 Z N"/>
        </draw:custom-shape>
        <draw:custom-shape draw:style-name="gr5" draw:text-style-name="P3" draw:layer="layout" svg:width="0.635cm" svg:height="9.779cm" svg:x="12.819cm" svg:y="5.626cm">
          <text:p text:style-name="P3">S</text:p>
          <text:p text:style-name="P3">W</text:p>
          <text:p text:style-name="P3">I</text:p>
          <text:p text:style-name="P3">T</text:p>
          <text:p text:style-name="P3">C</text:p>
          <text:p text:style-name="P3">H</text:p>
          <draw:enhanced-geometry svg:viewBox="0 0 21600 21600" draw:type="rectangle" draw:enhanced-path="M 0 0 L 21600 0 21600 21600 0 21600 0 0 Z N"/>
        </draw:custom-shape>
        <draw:line draw:style-name="gr6" draw:text-style-name="P3" draw:layer="layout" svg:x1="3.032cm" svg:y1="7.223cm" svg:x2="7.096cm" svg:y2="7.223cm">
          <text:p/>
        </draw:line>
        <draw:line draw:style-name="gr6" draw:text-style-name="P3" draw:layer="layout" svg:x1="13.332cm" svg:y1="7.223cm" svg:x2="17.396cm" svg:y2="7.223cm">
          <text:p/>
        </draw:line>
        <draw:frame draw:style-name="gr7" draw:text-style-name="P4" draw:layer="layout" svg:width="2.921cm" svg:height="1.199cm" svg:x="2.778cm" svg:y="17.51cm">
          <draw:text-box>
            <text:p><text:span text:style-name="T1">SERVER</text:span></text:p>
            <text:p><text:span text:style-name="T1">(U.S)</text:span></text:p>
          </draw:text-box>
        </draw:frame>
        <draw:frame draw:style-name="gr8" draw:text-style-name="P5" draw:layer="layout" svg:width="2.413cm" svg:height="0.645cm" svg:x="4.175cm" svg:y="6.588cm">
          <draw:text-box>
            <text:p><text:span text:style-name="T2">10.1.1.1/24</text:span></text:p>
          </draw:text-box>
        </draw:frame>
        <draw:frame draw:style-name="gr8" draw:text-style-name="P5" draw:layer="layout" svg:width="2.413cm" svg:height="0.645cm" svg:x="13.954cm" svg:y="6.578cm">
          <draw:text-box>
            <text:p><text:span text:style-name="T2">10.1.1.4/24</text:span></text:p>
          </draw:text-box>
        </draw:frame>
        <draw:line draw:style-name="gr6" draw:text-style-name="P3" draw:layer="layout" svg:x1="13.432cm" svg:y1="11.323cm" svg:x2="17.496cm" svg:y2="11.323cm">
          <text:p/>
        </draw:line>
        <draw:line draw:style-name="gr6" draw:text-style-name="P3" draw:layer="layout" svg:x1="13.332cm" svg:y1="15.323cm" svg:x2="17.396cm" svg:y2="15.323cm">
          <text:p/>
        </draw:line>
        <draw:frame draw:style-name="gr9" draw:text-style-name="P5" draw:layer="layout" svg:width="2.921cm" svg:height="1.039cm" svg:x="13.979cm" svg:y="10.632cm">
          <draw:text-box>
            <text:p><text:span text:style-name="T2">10.1.1.5/24</text:span></text:p>
          </draw:text-box>
        </draw:frame>
        <draw:frame draw:style-name="gr9" draw:text-style-name="P5" draw:layer="layout" svg:width="2.921cm" svg:height="1.039cm" svg:x="13.979cm" svg:y="14.632cm">
          <draw:text-box>
            <text:p><text:span text:style-name="T2">10.</text:span><text:span text:style-name="T2">1.1.</text:span><text:span text:style-name="T2">6/2</text:span><text:span text:style-name="T2">4</text:span></text:p>
          </draw:text-box>
        </draw:frame>
        <draw:frame draw:style-name="gr7" draw:text-style-name="P4" draw:layer="layout" svg:width="2.921cm" svg:height="1.199cm" svg:x="14.579cm" svg:y="17.511cm">
          <draw:text-box>
            <text:p><text:span text:style-name="T1">S</text:span><text:span text:style-name="T1">E</text:span><text:span text:style-name="T1">R</text:span><text:span text:style-name="T1">V</text:span><text:span text:style-name="T1">E</text:span><text:span text:style-name="T1">R</text:span></text:p>
            <text:p><text:span text:style-name="T1">(I</text:span><text:span text:style-name="T1">N</text:span><text:span text:style-name="T1">D</text:span><text:span text:style-name="T1">I</text:span><text:span text:style-name="T1">A</text:span><text:span text:style-name="T1">)</text:span></text:p>
          </draw:text-box>
        </draw:frame>
        <draw:custom-shape draw:style-name="gr10" draw:text-style-name="P6" draw:layer="layout" svg:width="4.826cm" svg:height="6.731cm" svg:x="7.858cm" svg:y="7.477cm">
          <text:p text:style-name="P3"><text:span text:style-name="T3">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6" draw:text-style-name="P3" draw:layer="layout" svg:x1="3.159cm" svg:y1="10.017cm" svg:x2="7.223cm" svg:y2="10.017cm">
          <text:p/>
        </draw:line>
        <draw:line draw:style-name="gr6" draw:text-style-name="P3" draw:layer="layout" svg:x1="3.286cm" svg:y1="13.319cm" svg:x2="7.35cm" svg:y2="13.319cm">
          <text:p/>
        </draw:line>
        <draw:frame draw:style-name="gr8" draw:text-style-name="P5" draw:layer="layout" svg:width="2.413cm" svg:height="0.645cm" svg:x="3.921cm" svg:y="9.372cm">
          <draw:text-box>
            <text:p><text:span text:style-name="T2">10.1.1.2/24</text:span></text:p>
          </draw:text-box>
        </draw:frame>
        <draw:frame draw:style-name="gr8" draw:text-style-name="P5" draw:layer="layout" svg:width="2.413cm" svg:height="0.645cm" svg:x="3.794cm" svg:y="12.547cm">
          <draw:text-box>
            <text:p><text:span text:style-name="T2">10.1.1.3/24</text:span></text:p>
          </draw:text-box>
        </draw:frame>
        <draw:frame draw:style-name="gr2" draw:text-style-name="P1" draw:layer="layout" svg:width="0.784cm" svg:height="1.718cm" draw:transform="rotate (-3.14159265358979) translate (18.113cm 8.112cm)">
          <draw:image xlink:href="Pictures/10000201000000A3000001655E19153AB9B268DC.png" xlink:type="simple" xlink:show="embed" xlink:actuate="onLoad">
            <text:p/>
          </draw:image>
        </draw:frame>
        <draw:frame draw:style-name="gr2" draw:text-style-name="P1" draw:layer="layout" svg:width="0.784cm" svg:height="1.718cm" draw:transform="rotate (-3.14159265358979) translate (18.167cm 12.116cm)">
          <draw:image xlink:href="Pictures/10000201000000A3000001655E19153AB9B268DC.png" xlink:type="simple" xlink:show="embed" xlink:actuate="onLoad">
            <text:p/>
          </draw:image>
        </draw:frame>
        <draw:frame draw:style-name="gr2" draw:text-style-name="P1" draw:layer="layout" svg:width="0.784cm" svg:height="1.718cm" draw:transform="rotate (-3.14159265358979) translate (18.145cm 16.24cm)">
          <draw:image xlink:href="Pictures/10000201000000A3000001655E19153AB9B268DC.png" xlink:type="simple" xlink:show="embed" xlink:actuate="onLoad">
            <text:p/>
          </draw:image>
        </draw:frame>
      </draw:page>
      <draw:page draw:name="page4" draw:style-name="dp1" draw:master-page-name="Default">
        <draw:custom-shape draw:style-name="gr11" draw:text-style-name="P1" draw:layer="layout" svg:width="7.112cm" svg:height="13.081cm" svg:x="0.681cm" svg:y="4.302cm">
          <text:p/>
          <draw:enhanced-geometry svg:viewBox="0 0 21600 21600" draw:type="rectangle" draw:enhanced-path="M 0 0 L 21600 0 21600 21600 0 21600 0 0 Z N"/>
        </draw:custom-shape>
        <draw:frame draw:style-name="gr2" draw:text-style-name="P1" draw:layer="layout" svg:width="0.784cm" svg:height="1.718cm" draw:transform="rotate (-3.14159265358979) translate (3.413cm 8.112cm)">
          <draw:image xlink:href="Pictures/10000201000000A3000001655E19153AB9B268DC.png" xlink:type="simple" xlink:show="embed" xlink:actuate="onLoad">
            <text:p/>
          </draw:image>
        </draw:frame>
        <draw:frame draw:style-name="gr2" draw:text-style-name="P1" draw:layer="layout" svg:width="0.784cm" svg:height="1.718cm" draw:transform="rotate (-3.14159265358979) translate (3.435cm 10.906cm)">
          <draw:image xlink:href="Pictures/10000201000000A30000016503E36C546E31CB64.png" xlink:type="simple" xlink:show="embed" xlink:actuate="onLoad">
            <text:p/>
          </draw:image>
        </draw:frame>
        <draw:frame draw:style-name="gr2" draw:text-style-name="P1" draw:layer="layout" svg:width="0.784cm" svg:height="1.718cm" draw:transform="rotate (-3.14159265358979) translate (3.435cm 14.275cm)">
          <draw:image xlink:href="Pictures/10000201000000A3000001653623D8F8204CAFA0.png" xlink:type="simple" xlink:show="embed" xlink:actuate="onLoad">
            <text:p/>
          </draw:image>
        </draw:frame>
        <draw:custom-shape draw:style-name="gr5" draw:text-style-name="P3" draw:layer="layout" svg:width="0.635cm" svg:height="9.779cm" svg:x="6.996cm" svg:y="5.607cm">
          <text:p text:style-name="P3">S</text:p>
          <text:p text:style-name="P3">W</text:p>
          <text:p text:style-name="P3">I</text:p>
          <text:p text:style-name="P3">T</text:p>
          <text:p text:style-name="P3">C</text:p>
          <text:p text:style-name="P3">H</text:p>
          <draw:enhanced-geometry svg:viewBox="0 0 21600 21600" draw:type="rectangle" draw:enhanced-path="M 0 0 L 21600 0 21600 21600 0 21600 0 0 Z N"/>
        </draw:custom-shape>
        <draw:custom-shape draw:style-name="gr11" draw:text-style-name="P1" draw:layer="layout" svg:width="7.112cm" svg:height="13.081cm" svg:x="12.781cm" svg:y="4.302cm">
          <text:p/>
          <draw:enhanced-geometry svg:viewBox="0 0 21600 21600" draw:type="rectangle" draw:enhanced-path="M 0 0 L 21600 0 21600 21600 0 21600 0 0 Z N"/>
        </draw:custom-shape>
        <draw:custom-shape draw:style-name="gr5" draw:text-style-name="P3" draw:layer="layout" svg:width="0.635cm" svg:height="9.779cm" svg:x="12.819cm" svg:y="5.626cm">
          <text:p text:style-name="P3">S</text:p>
          <text:p text:style-name="P3">W</text:p>
          <text:p text:style-name="P3">I</text:p>
          <text:p text:style-name="P3">T</text:p>
          <text:p text:style-name="P3">C</text:p>
          <text:p text:style-name="P3">H</text:p>
          <draw:enhanced-geometry svg:viewBox="0 0 21600 21600" draw:type="rectangle" draw:enhanced-path="M 0 0 L 21600 0 21600 21600 0 21600 0 0 Z N"/>
        </draw:custom-shape>
        <draw:line draw:style-name="gr6" draw:text-style-name="P3" draw:layer="layout" svg:x1="3.032cm" svg:y1="7.223cm" svg:x2="7.096cm" svg:y2="7.223cm">
          <text:p/>
        </draw:line>
        <draw:line draw:style-name="gr6" draw:text-style-name="P3" draw:layer="layout" svg:x1="13.332cm" svg:y1="7.223cm" svg:x2="17.396cm" svg:y2="7.223cm">
          <text:p/>
        </draw:line>
        <draw:frame draw:style-name="gr7" draw:text-style-name="P4" draw:layer="layout" svg:width="2.921cm" svg:height="1.199cm" svg:x="2.778cm" svg:y="17.51cm">
          <draw:text-box>
            <text:p><text:span text:style-name="T1">SERVER</text:span></text:p>
            <text:p><text:span text:style-name="T1">(U.S)</text:span></text:p>
          </draw:text-box>
        </draw:frame>
        <draw:frame draw:style-name="gr8" draw:text-style-name="P5" draw:layer="layout" svg:width="2.413cm" svg:height="0.645cm" svg:x="4.175cm" svg:y="6.588cm">
          <draw:text-box>
            <text:p><text:span text:style-name="T2">10.1.1.1/24</text:span></text:p>
          </draw:text-box>
        </draw:frame>
        <draw:frame draw:style-name="gr8" draw:text-style-name="P5" draw:layer="layout" svg:width="2.413cm" svg:height="0.645cm" svg:x="13.954cm" svg:y="6.578cm">
          <draw:text-box>
            <text:p><text:span text:style-name="T2">10.1.1.4/24</text:span></text:p>
          </draw:text-box>
        </draw:frame>
        <draw:line draw:style-name="gr6" draw:text-style-name="P3" draw:layer="layout" svg:x1="13.432cm" svg:y1="11.323cm" svg:x2="17.496cm" svg:y2="11.323cm">
          <text:p/>
        </draw:line>
        <draw:line draw:style-name="gr6" draw:text-style-name="P3" draw:layer="layout" svg:x1="13.332cm" svg:y1="15.323cm" svg:x2="17.396cm" svg:y2="15.323cm">
          <text:p/>
        </draw:line>
        <draw:frame draw:style-name="gr9" draw:text-style-name="P5" draw:layer="layout" svg:width="2.921cm" svg:height="1.039cm" svg:x="13.979cm" svg:y="10.632cm">
          <draw:text-box>
            <text:p><text:span text:style-name="T2">10.1.1.5/24</text:span></text:p>
          </draw:text-box>
        </draw:frame>
        <draw:frame draw:style-name="gr9" draw:text-style-name="P5" draw:layer="layout" svg:width="2.921cm" svg:height="1.039cm" svg:x="13.979cm" svg:y="14.632cm">
          <draw:text-box>
            <text:p><text:span text:style-name="T2">10.1.1.6/24</text:span></text:p>
          </draw:text-box>
        </draw:frame>
        <draw:frame draw:style-name="gr7" draw:text-style-name="P4" draw:layer="layout" svg:width="2.921cm" svg:height="1.199cm" svg:x="14.579cm" svg:y="17.511cm">
          <draw:text-box>
            <text:p><text:span text:style-name="T1">SERVER</text:span></text:p>
            <text:p><text:span text:style-name="T1">(INDIA)</text:span></text:p>
          </draw:text-box>
        </draw:frame>
        <draw:custom-shape draw:style-name="gr10" draw:text-style-name="P6" draw:layer="layout" svg:width="4.826cm" svg:height="6.731cm" svg:x="7.858cm" svg:y="7.477cm">
          <text:p text:style-name="P3"><text:span text:style-name="T3">INTERNE</text:span><text:span text:style-name="T3">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6" draw:text-style-name="P3" draw:layer="layout" svg:x1="3.159cm" svg:y1="10.017cm" svg:x2="7.223cm" svg:y2="10.017cm">
          <text:p/>
        </draw:line>
        <draw:line draw:style-name="gr6" draw:text-style-name="P3" draw:layer="layout" svg:x1="3.286cm" svg:y1="13.319cm" svg:x2="7.35cm" svg:y2="13.319cm">
          <text:p/>
        </draw:line>
        <draw:frame draw:style-name="gr8" draw:text-style-name="P5" draw:layer="layout" svg:width="2.413cm" svg:height="0.645cm" svg:x="3.921cm" svg:y="9.372cm">
          <draw:text-box>
            <text:p><text:span text:style-name="T2">10.1.1.2/24</text:span></text:p>
          </draw:text-box>
        </draw:frame>
        <draw:frame draw:style-name="gr8" draw:text-style-name="P5" draw:layer="layout" svg:width="2.413cm" svg:height="0.645cm" svg:x="3.794cm" svg:y="12.547cm">
          <draw:text-box>
            <text:p><text:span text:style-name="T2">10.1.1.3/24</text:span></text:p>
          </draw:text-box>
        </draw:frame>
        <draw:frame draw:style-name="gr2" draw:text-style-name="P1" draw:layer="layout" svg:width="0.784cm" svg:height="1.718cm" draw:transform="rotate (-3.14159265358979) translate (18.113cm 8.112cm)">
          <draw:image xlink:href="Pictures/10000201000000A3000001655E19153AB9B268DC.png" xlink:type="simple" xlink:show="embed" xlink:actuate="onLoad">
            <text:p/>
          </draw:image>
        </draw:frame>
        <draw:frame draw:style-name="gr2" draw:text-style-name="P1" draw:layer="layout" svg:width="0.784cm" svg:height="1.718cm" draw:transform="rotate (-3.14159265358979) translate (18.167cm 12.116cm)">
          <draw:image xlink:href="Pictures/10000201000000A3000001655E19153AB9B268DC.png" xlink:type="simple" xlink:show="embed" xlink:actuate="onLoad">
            <text:p/>
          </draw:image>
        </draw:frame>
        <draw:frame draw:style-name="gr2" draw:text-style-name="P1" draw:layer="layout" svg:width="0.784cm" svg:height="1.718cm" draw:transform="rotate (-3.14159265358979) translate (18.145cm 16.24cm)">
          <draw:image xlink:href="Pictures/10000201000000A3000001655E19153AB9B268DC.png" xlink:type="simple" xlink:show="embed" xlink:actuate="onLoad">
            <text:p/>
          </draw:image>
        </draw:frame>
        <draw:line draw:style-name="gr12" draw:text-style-name="P3" draw:layer="layout" svg:x1="7.604cm" svg:y1="10.017cm" svg:x2="12.938cm" svg:y2="10.025cm">
          <text:p/>
        </draw:line>
        <draw:frame draw:style-name="gr13" draw:text-style-name="P7" draw:layer="layout" svg:width="3.901cm" svg:height="0.806cm" svg:x="8.559cm" svg:y="9.255cm">
          <draw:text-box>
            <text:p><text:span text:style-name="T4">VXLAN </text:span><text:span text:style-name="T4">Tunnel</text:span></text:p>
          </draw:text-box>
        </draw:frame>
      </draw:page>
      <draw:page draw:name="page5" draw:style-name="dp1" draw:master-page-name="Default">
        <draw:custom-shape draw:style-name="gr11" draw:text-style-name="P1" draw:layer="layout" svg:width="7.112cm" svg:height="13.081cm" svg:x="0.681cm" svg:y="4.302cm">
          <text:p/>
          <draw:enhanced-geometry svg:viewBox="0 0 21600 21600" draw:type="rectangle" draw:enhanced-path="M 0 0 L 21600 0 21600 21600 0 21600 0 0 Z N"/>
        </draw:custom-shape>
        <draw:g>
          <draw:frame draw:style-name="gr2" draw:text-style-name="P1" draw:layer="layout" svg:width="0.784cm" svg:height="1.718cm" draw:transform="rotate (-3.14159265358979) translate (3.624cm 6.961cm)">
            <draw:image xlink:href="Pictures/10000201000000A300000165C0163B7E84862195.png" xlink:type="simple" xlink:show="embed" xlink:actuate="onLoad">
              <text:p/>
            </draw:image>
          </draw:frame>
          <draw:frame draw:style-name="gr2" draw:text-style-name="P1" draw:layer="layout" svg:width="0.784cm" svg:height="1.718cm" draw:transform="rotate (-3.14159265358979) translate (2.227cm 8.198cm)">
            <draw:image xlink:href="Pictures/10000201000000A300000165C0163B7E84862195.png" xlink:type="simple" xlink:show="embed" xlink:actuate="onLoad">
              <text:p/>
            </draw:image>
          </draw:frame>
          <draw:frame draw:style-name="gr2" draw:text-style-name="P1" draw:layer="layout" svg:width="0.784cm" svg:height="1.718cm" draw:transform="rotate (-3.14159265358979) translate (2.989cm 7.663cm)">
            <draw:image xlink:href="Pictures/10000201000000A300000165309D29795F6A77B0.png" xlink:type="simple" xlink:show="embed" xlink:actuate="onLoad">
              <text:p/>
            </draw:image>
          </draw:frame>
          <draw:custom-shape draw:style-name="gr3" draw:text-style-name="P1" draw:layer="layout" svg:width="3.175cm" svg:height="3.81cm" svg:x="0.935cm" svg:y="4.429cm">
            <text:p/>
            <draw:enhanced-geometry svg:viewBox="0 0 21600 21600" draw:type="rectangle" draw:enhanced-path="M 0 0 L 21600 0 21600 21600 0 21600 0 0 Z N"/>
          </draw:custom-shape>
          <draw:frame draw:style-name="gr4" draw:text-style-name="P2" draw:layer="layout" svg:width="2.966cm" svg:height="1.216cm" svg:x="1.144cm" svg:y="4.394cm">
            <draw:text-box>
              <text:p>Tenant A</text:p>
            </draw:text-box>
          </draw:frame>
        </draw:g>
        <draw:g>
          <draw:frame draw:style-name="gr2" draw:text-style-name="P1" draw:layer="layout" svg:width="0.784cm" svg:height="1.718cm" draw:transform="rotate (-3.14159265358979) translate (3.497cm 11.325cm)">
            <draw:image xlink:href="Pictures/10000201000000A300000165309D29795F6A77B0.png" xlink:type="simple" xlink:show="embed" xlink:actuate="onLoad">
              <text:p/>
            </draw:image>
          </draw:frame>
          <draw:frame draw:style-name="gr2" draw:text-style-name="P1" draw:layer="layout" svg:width="0.784cm" svg:height="1.718cm" draw:transform="rotate (-3.14159265358979) translate (2.1cm 12.562cm)">
            <draw:image xlink:href="Pictures/10000201000000A300000165309D29795F6A77B0.png" xlink:type="simple" xlink:show="embed" xlink:actuate="onLoad">
              <text:p/>
            </draw:image>
          </draw:frame>
          <draw:frame draw:style-name="gr2" draw:text-style-name="P1" draw:layer="layout" svg:width="0.784cm" svg:height="1.718cm" draw:transform="rotate (-3.14159265358979) translate (2.862cm 12.027cm)">
            <draw:image xlink:href="Pictures/10000201000000A300000165309D29795F6A77B0.png" xlink:type="simple" xlink:show="embed" xlink:actuate="onLoad">
              <text:p/>
            </draw:image>
          </draw:frame>
          <draw:custom-shape draw:style-name="gr3" draw:text-style-name="P1" draw:layer="layout" svg:width="3.175cm" svg:height="3.81cm" svg:x="0.808cm" svg:y="8.793cm">
            <text:p/>
            <draw:enhanced-geometry svg:viewBox="0 0 21600 21600" draw:type="rectangle" draw:enhanced-path="M 0 0 L 21600 0 21600 21600 0 21600 0 0 Z N"/>
          </draw:custom-shape>
          <draw:frame draw:style-name="gr4" draw:text-style-name="P2" draw:layer="layout" svg:width="2.966cm" svg:height="1.216cm" svg:x="1.017cm" svg:y="8.758cm">
            <draw:text-box>
              <text:p>TenantB</text:p>
            </draw:text-box>
          </draw:frame>
        </draw:g>
        <draw:g>
          <draw:frame draw:style-name="gr2" draw:text-style-name="P1" draw:layer="layout" svg:width="0.784cm" svg:height="1.718cm" draw:transform="rotate (-3.14159265358979) translate (3.497cm 15.759cm)">
            <draw:image xlink:href="Pictures/10000201000000A300000165309D29795F6A77B0.png" xlink:type="simple" xlink:show="embed" xlink:actuate="onLoad">
              <text:p/>
            </draw:image>
          </draw:frame>
          <draw:frame draw:style-name="gr2" draw:text-style-name="P1" draw:layer="layout" svg:width="0.784cm" svg:height="1.718cm" draw:transform="rotate (-3.14159265358979) translate (2.1cm 16.996cm)">
            <draw:image xlink:href="Pictures/10000201000000A300000165309D29795F6A77B0.png" xlink:type="simple" xlink:show="embed" xlink:actuate="onLoad">
              <text:p/>
            </draw:image>
          </draw:frame>
          <draw:frame draw:style-name="gr2" draw:text-style-name="P1" draw:layer="layout" svg:width="0.784cm" svg:height="1.718cm" draw:transform="rotate (-3.14159265358979) translate (2.862cm 16.461cm)">
            <draw:image xlink:href="Pictures/10000201000000A300000165309D29795F6A77B0.png" xlink:type="simple" xlink:show="embed" xlink:actuate="onLoad">
              <text:p/>
            </draw:image>
          </draw:frame>
          <draw:custom-shape draw:style-name="gr3" draw:text-style-name="P1" draw:layer="layout" svg:width="3.175cm" svg:height="3.81cm" svg:x="0.808cm" svg:y="13.227cm">
            <text:p/>
            <draw:enhanced-geometry svg:viewBox="0 0 21600 21600" draw:type="rectangle" draw:enhanced-path="M 0 0 L 21600 0 21600 21600 0 21600 0 0 Z N"/>
          </draw:custom-shape>
          <draw:frame draw:style-name="gr4" draw:text-style-name="P2" draw:layer="layout" svg:width="2.966cm" svg:height="1.216cm" svg:x="1.017cm" svg:y="13.192cm">
            <draw:text-box>
              <text:p>TenantC</text:p>
            </draw:text-box>
          </draw:frame>
        </draw:g>
        <draw:custom-shape draw:style-name="gr5" draw:text-style-name="P3" draw:layer="layout" svg:width="0.635cm" svg:height="9.779cm" svg:x="6.996cm" svg:y="5.607cm">
          <text:p text:style-name="P3">S</text:p>
          <text:p text:style-name="P3">W</text:p>
          <text:p text:style-name="P3">I</text:p>
          <text:p text:style-name="P3">T</text:p>
          <text:p text:style-name="P3">C</text:p>
          <text:p text:style-name="P3">H</text:p>
          <draw:enhanced-geometry svg:viewBox="0 0 21600 21600" draw:type="rectangle" draw:enhanced-path="M 0 0 L 21600 0 21600 21600 0 21600 0 0 Z N"/>
        </draw:custom-shape>
        <draw:custom-shape draw:style-name="gr11" draw:text-style-name="P1" draw:layer="layout" svg:width="7.112cm" svg:height="13.081cm" svg:x="12.781cm" svg:y="4.302cm">
          <text:p/>
          <draw:enhanced-geometry svg:viewBox="0 0 21600 21600" draw:type="rectangle" draw:enhanced-path="M 0 0 L 21600 0 21600 21600 0 21600 0 0 Z N"/>
        </draw:custom-shape>
        <draw:g>
          <draw:frame draw:style-name="gr2" draw:text-style-name="P1" draw:layer="layout" svg:width="0.784cm" svg:height="1.718cm" draw:transform="rotate (-3.14159265358979) translate (19.31cm 7.123cm)">
            <draw:image xlink:href="Pictures/10000201000000A300000165309D29795F6A77B0.png" xlink:type="simple" xlink:show="embed" xlink:actuate="onLoad">
              <text:p/>
            </draw:image>
          </draw:frame>
          <draw:frame draw:style-name="gr2" draw:text-style-name="P1" draw:layer="layout" svg:width="0.784cm" svg:height="1.718cm" draw:transform="rotate (-3.14159265358979) translate (17.913cm 8.36cm)">
            <draw:image xlink:href="Pictures/10000201000000A300000165309D29795F6A77B0.png" xlink:type="simple" xlink:show="embed" xlink:actuate="onLoad">
              <text:p/>
            </draw:image>
          </draw:frame>
          <draw:frame draw:style-name="gr2" draw:text-style-name="P1" draw:layer="layout" svg:width="0.784cm" svg:height="1.718cm" draw:transform="rotate (-3.14159265358979) translate (18.675cm 7.825cm)">
            <draw:image xlink:href="Pictures/10000201000000A300000165309D29795F6A77B0.png" xlink:type="simple" xlink:show="embed" xlink:actuate="onLoad">
              <text:p/>
            </draw:image>
          </draw:frame>
          <draw:custom-shape draw:style-name="gr3" draw:text-style-name="P1" draw:layer="layout" svg:width="3.175cm" svg:height="3.81cm" svg:x="16.621cm" svg:y="4.591cm">
            <text:p/>
            <draw:enhanced-geometry svg:viewBox="0 0 21600 21600" draw:type="rectangle" draw:enhanced-path="M 0 0 L 21600 0 21600 21600 0 21600 0 0 Z N"/>
          </draw:custom-shape>
          <draw:frame draw:style-name="gr4" draw:text-style-name="P2" draw:layer="layout" svg:width="2.966cm" svg:height="1.216cm" svg:x="16.83cm" svg:y="4.556cm">
            <draw:text-box>
              <text:p>Tenant A</text:p>
            </draw:text-box>
          </draw:frame>
        </draw:g>
        <draw:g>
          <draw:frame draw:style-name="gr2" draw:text-style-name="P1" draw:layer="layout" svg:width="0.784cm" svg:height="1.718cm" draw:transform="rotate (-3.14159265358979) translate (19.437cm 11.406cm)">
            <draw:image xlink:href="Pictures/10000201000000A300000165309D29795F6A77B0.png" xlink:type="simple" xlink:show="embed" xlink:actuate="onLoad">
              <text:p/>
            </draw:image>
          </draw:frame>
          <draw:frame draw:style-name="gr2" draw:text-style-name="P1" draw:layer="layout" svg:width="0.784cm" svg:height="1.718cm" draw:transform="rotate (-3.14159265358979) translate (18.04cm 12.643cm)">
            <draw:image xlink:href="Pictures/10000201000000A300000165309D29795F6A77B0.png" xlink:type="simple" xlink:show="embed" xlink:actuate="onLoad">
              <text:p/>
            </draw:image>
          </draw:frame>
          <draw:frame draw:style-name="gr2" draw:text-style-name="P1" draw:layer="layout" svg:width="0.784cm" svg:height="1.718cm" draw:transform="rotate (-3.14159265358979) translate (18.802cm 12.108cm)">
            <draw:image xlink:href="Pictures/10000201000000A300000165309D29795F6A77B0.png" xlink:type="simple" xlink:show="embed" xlink:actuate="onLoad">
              <text:p/>
            </draw:image>
          </draw:frame>
          <draw:custom-shape draw:style-name="gr3" draw:text-style-name="P1" draw:layer="layout" svg:width="3.175cm" svg:height="3.81cm" svg:x="16.748cm" svg:y="8.874cm">
            <text:p/>
            <draw:enhanced-geometry svg:viewBox="0 0 21600 21600" draw:type="rectangle" draw:enhanced-path="M 0 0 L 21600 0 21600 21600 0 21600 0 0 Z N"/>
          </draw:custom-shape>
          <draw:frame draw:style-name="gr4" draw:text-style-name="P2" draw:layer="layout" svg:width="2.966cm" svg:height="1.216cm" svg:x="16.957cm" svg:y="8.839cm">
            <draw:text-box>
              <text:p>TenantB</text:p>
            </draw:text-box>
          </draw:frame>
        </draw:g>
        <draw:g>
          <draw:frame draw:style-name="gr2" draw:text-style-name="P1" draw:layer="layout" svg:width="0.784cm" svg:height="1.718cm" draw:transform="rotate (-3.14159265358979) translate (19.514cm 15.759cm)">
            <draw:image xlink:href="Pictures/10000201000000A300000165309D29795F6A77B0.png" xlink:type="simple" xlink:show="embed" xlink:actuate="onLoad">
              <text:p/>
            </draw:image>
          </draw:frame>
          <draw:frame draw:style-name="gr2" draw:text-style-name="P1" draw:layer="layout" svg:width="0.784cm" svg:height="1.718cm" draw:transform="rotate (-3.14159265358979) translate (18.117cm 16.996cm)">
            <draw:image xlink:href="Pictures/10000201000000A300000165309D29795F6A77B0.png" xlink:type="simple" xlink:show="embed" xlink:actuate="onLoad">
              <text:p/>
            </draw:image>
          </draw:frame>
          <draw:frame draw:style-name="gr2" draw:text-style-name="P1" draw:layer="layout" svg:width="0.784cm" svg:height="1.718cm" draw:transform="rotate (-3.14159265358979) translate (18.879cm 16.461cm)">
            <draw:image xlink:href="Pictures/10000201000000A300000165309D29795F6A77B0.png" xlink:type="simple" xlink:show="embed" xlink:actuate="onLoad">
              <text:p/>
            </draw:image>
          </draw:frame>
          <draw:custom-shape draw:style-name="gr3" draw:text-style-name="P1" draw:layer="layout" svg:width="3.175cm" svg:height="3.81cm" svg:x="16.825cm" svg:y="13.227cm">
            <text:p/>
            <draw:enhanced-geometry svg:viewBox="0 0 21600 21600" draw:type="rectangle" draw:enhanced-path="M 0 0 L 21600 0 21600 21600 0 21600 0 0 Z N"/>
          </draw:custom-shape>
          <draw:frame draw:style-name="gr4" draw:text-style-name="P2" draw:layer="layout" svg:width="2.966cm" svg:height="1.216cm" svg:x="17.034cm" svg:y="13.192cm">
            <draw:text-box>
              <text:p>TenantC</text:p>
            </draw:text-box>
          </draw:frame>
        </draw:g>
        <draw:custom-shape draw:style-name="gr5" draw:text-style-name="P3" draw:layer="layout" svg:width="0.635cm" svg:height="9.779cm" svg:x="12.819cm" svg:y="5.626cm">
          <text:p text:style-name="P3">S</text:p>
          <text:p text:style-name="P3">W</text:p>
          <text:p text:style-name="P3">I</text:p>
          <text:p text:style-name="P3">T</text:p>
          <text:p text:style-name="P3">C</text:p>
          <text:p text:style-name="P3">H</text:p>
          <draw:enhanced-geometry svg:viewBox="0 0 21600 21600" draw:type="rectangle" draw:enhanced-path="M 0 0 L 21600 0 21600 21600 0 21600 0 0 Z N"/>
        </draw:custom-shape>
        <draw:line draw:style-name="gr6" draw:text-style-name="P3" draw:layer="layout" svg:x1="3.032cm" svg:y1="7.223cm" svg:x2="7.096cm" svg:y2="7.223cm">
          <text:p/>
        </draw:line>
        <draw:line draw:style-name="gr6" draw:text-style-name="P3" draw:layer="layout" svg:x1="3.032cm" svg:y1="11.323cm" svg:x2="7.096cm" svg:y2="11.323cm">
          <text:p/>
        </draw:line>
        <draw:line draw:style-name="gr6" draw:text-style-name="P3" draw:layer="layout" svg:x1="3.032cm" svg:y1="15.023cm" svg:x2="7.096cm" svg:y2="15.023cm">
          <text:p/>
        </draw:line>
        <draw:line draw:style-name="gr6" draw:text-style-name="P3" draw:layer="layout" svg:x1="13.332cm" svg:y1="7.223cm" svg:x2="17.396cm" svg:y2="7.223cm">
          <text:p/>
        </draw:line>
        <draw:frame draw:style-name="gr7" draw:text-style-name="P4" draw:layer="layout" svg:width="2.921cm" svg:height="1.199cm" svg:x="2.778cm" svg:y="17.51cm">
          <draw:text-box>
            <text:p><text:span text:style-name="T1">SERVER</text:span></text:p>
            <text:p><text:span text:style-name="T1">(U.S)</text:span></text:p>
          </draw:text-box>
        </draw:frame>
        <draw:frame draw:style-name="gr8" draw:text-style-name="P5" draw:layer="layout" svg:width="2.413cm" svg:height="0.645cm" svg:x="4.175cm" svg:y="6.588cm">
          <draw:text-box>
            <text:p><text:span text:style-name="T2">10.1.1.0/24</text:span></text:p>
          </draw:text-box>
        </draw:frame>
        <draw:frame draw:style-name="gr8" draw:text-style-name="P5" draw:layer="layout" svg:width="2.413cm" svg:height="0.645cm" svg:x="13.954cm" svg:y="6.578cm">
          <draw:text-box>
            <text:p><text:span text:style-name="T2">10.1.1.0/24</text:span></text:p>
          </draw:text-box>
        </draw:frame>
        <draw:line draw:style-name="gr6" draw:text-style-name="P3" draw:layer="layout" svg:x1="13.432cm" svg:y1="11.323cm" svg:x2="17.496cm" svg:y2="11.323cm">
          <text:p/>
        </draw:line>
        <draw:line draw:style-name="gr6" draw:text-style-name="P3" draw:layer="layout" svg:x1="13.332cm" svg:y1="15.323cm" svg:x2="17.396cm" svg:y2="15.323cm">
          <text:p/>
        </draw:line>
        <draw:frame draw:style-name="gr9" draw:text-style-name="P5" draw:layer="layout" svg:width="2.921cm" svg:height="1.039cm" svg:x="3.979cm" svg:y="10.632cm">
          <draw:text-box>
            <text:p><text:span text:style-name="T2">172.16.1.0/24</text:span></text:p>
          </draw:text-box>
        </draw:frame>
        <draw:frame draw:style-name="gr9" draw:text-style-name="P5" draw:layer="layout" svg:width="2.921cm" svg:height="1.039cm" svg:x="13.979cm" svg:y="10.632cm">
          <draw:text-box>
            <text:p><text:span text:style-name="T2">172.16.1.0/24</text:span></text:p>
          </draw:text-box>
        </draw:frame>
        <draw:frame draw:style-name="gr9" draw:text-style-name="P5" draw:layer="layout" svg:width="2.921cm" svg:height="1.039cm" svg:x="4.079cm" svg:y="14.332cm">
          <draw:text-box>
            <text:p><text:span text:style-name="T2">10.2.1.0/24</text:span></text:p>
          </draw:text-box>
        </draw:frame>
        <draw:frame draw:style-name="gr9" draw:text-style-name="P5" draw:layer="layout" svg:width="2.921cm" svg:height="1.039cm" svg:x="13.979cm" svg:y="14.632cm">
          <draw:text-box>
            <text:p><text:span text:style-name="T2">10.2.1.0/24</text:span></text:p>
          </draw:text-box>
        </draw:frame>
        <draw:frame draw:style-name="gr7" draw:text-style-name="P4" draw:layer="layout" svg:width="2.921cm" svg:height="1.199cm" svg:x="14.579cm" svg:y="17.511cm">
          <draw:text-box>
            <text:p><text:span text:style-name="T1">SERVER</text:span></text:p>
            <text:p><text:span text:style-name="T1">(INDIA)</text:span></text:p>
          </draw:text-box>
        </draw:frame>
        <draw:custom-shape draw:style-name="gr10" draw:text-style-name="P6" draw:layer="layout" svg:width="4.826cm" svg:height="6.731cm" svg:x="7.858cm" svg:y="7.477cm">
          <text:p text:style-name="P3"><text:span text:style-name="T3">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2" draw:text-style-name="P3" draw:layer="layout" svg:x1="7.604cm" svg:y1="10.017cm" svg:x2="12.938cm" svg:y2="10.025cm">
          <text:p/>
        </draw:line>
        <draw:frame draw:style-name="gr13" draw:text-style-name="P7" draw:layer="layout" svg:width="3.901cm" svg:height="0.806cm" svg:x="8.558cm" svg:y="9.255cm">
          <draw:text-box>
            <text:p><text:span text:style-name="T4">VXLAN </text:span><text:span text:style-name="T4">Tunnel</text:span></text:p>
          </draw:text-box>
        </draw:frame>
        <draw:frame draw:style-name="gr8" draw:text-style-name="P5" draw:layer="layout" svg:width="2.413cm" svg:height="0.645cm" svg:x="3.921cm" svg:y="15.097cm">
          <draw:text-box>
            <text:p><text:span text:style-name="T2">VNI: 300</text:span></text:p>
          </draw:text-box>
        </draw:frame>
        <draw:frame draw:style-name="gr8" draw:text-style-name="P5" draw:layer="layout" svg:width="2.413cm" svg:height="0.645cm" svg:x="4.175cm" svg:y="7.35cm">
          <draw:text-box>
            <text:p><text:span text:style-name="T2">VNI: 100</text:span></text:p>
          </draw:text-box>
        </draw:frame>
        <draw:frame draw:style-name="gr8" draw:text-style-name="P5" draw:layer="layout" svg:width="2.413cm" svg:height="0.645cm" svg:x="14.081cm" svg:y="7.35cm">
          <draw:text-box>
            <text:p><text:span text:style-name="T2">VNI: 100</text:span></text:p>
          </draw:text-box>
        </draw:frame>
        <draw:frame draw:style-name="gr8" draw:text-style-name="P5" draw:layer="layout" svg:width="2.413cm" svg:height="0.645cm" svg:x="4.175cm" svg:y="11.404cm">
          <draw:text-box>
            <text:p><text:span text:style-name="T2">VNI: 200</text:span></text:p>
          </draw:text-box>
        </draw:frame>
        <draw:frame draw:style-name="gr8" draw:text-style-name="P5" draw:layer="layout" svg:width="2.413cm" svg:height="0.645cm" svg:x="14.208cm" svg:y="11.414cm">
          <draw:text-box>
            <text:p><text:span text:style-name="T2">VNI: 200</text:span></text:p>
          </draw:text-box>
        </draw:frame>
        <draw:frame draw:style-name="gr8" draw:text-style-name="P5" draw:layer="layout" svg:width="2.413cm" svg:height="0.645cm" svg:x="13.954cm" svg:y="15.468cm">
          <draw:text-box>
            <text:p><text:span text:style-name="T2">VNI: 30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23T15:07:54.066263807</meta:creation-date>
    <dc:date>2019-01-10T09:23:10.957941232</dc:date>
    <meta:editing-duration>PT1H1M9S</meta:editing-duration>
    <meta:editing-cycles>6</meta:editing-cycles>
    <meta:generator>LibreOffice/5.1.6.2$Linux_X86_64 LibreOffice_project/10m0$Build-2</meta:generator>
    <meta:document-statistic meta:object-count="233"/>
  </office:meta>
</office:document-meta>
</file>